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table:number-columns-repeated="3"/>
          <table:table-cell table:style-name="ce2" table:formula="of:=SUM([.B3:.F3])" office:value-type="float" office:value="18800">
            <text:p>1880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office:value-type="string">
            <text:p>Անժելա</text:p>
          </table:table-cell>
          <table:table-cell/>
          <table:table-cell table:formula="of:=SUM([.J2];[.J38];[.J39];[.J40])" office:value-type="float" office:value="37700">
            <text:p>377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4:.F34])" office:value-type="float" office:value="357.692307692308">
            <text:p>357.6923076923</text:p>
          </table:table-cell>
          <table:table-cell office:value-type="string">
            <text:p>Արեգ</text:p>
          </table:table-cell>
          <table:table-cell office:value-type="float" office:value="18600">
            <text:p>186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753.525641025641">
            <text:p>753.5256410256</text:p>
          </table:table-cell>
          <table:table-cell table:style-name="ce31"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753.525641025641">
            <text:p>753.5256410256</text:p>
          </table:table-cell>
          <table:table-cell table:style-name="ce31"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4:.F34])" office:value-type="float" office:value="753.525641025641">
            <text:p>753.5256410256</text:p>
          </table:table-cell>
          <table:table-cell office:value-type="string">
            <text:p>Հասմիկ Դ․</text:p>
          </table:table-cell>
          <table:table-cell table:style-name="ce51" office:value-type="float" office:value="3000">
            <text:p>3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C34:.F34])" office:value-type="float" office:value="357.692307692308">
            <text:p>357.6923076923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B34:.F34])" office:value-type="float" office:value="753.525641025641">
            <text:p>753.5256410256</text:p>
          </table:table-cell>
          <table:table-cell table:style-name="ce31" office:value-type="string">
            <text:p>Սարգիս</text:p>
          </table:table-cell>
          <table:table-cell table:style-name="ce51"/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table:formula="of:=SUM([.C34:.F34])" office:value-type="float" office:value="357.692307692308">
            <text:p>357.6923076923</text:p>
          </table:table-cell>
          <table:table-cell table:style-name="ce31" office:value-type="string">
            <text:p>Գենա</text:p>
          </table:table-cell>
          <table:table-cell table:style-name="Default"/>
          <table:table-cell/>
        </table:table-row>
        <table:table-row table:style-name="ro15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/>
          <table:table-cell office:value-type="string">
            <text:p>-Mpvses</text:p>
          </table:table-cell>
          <table:table-cell table:number-columns-repeated="2"/>
          <table:table-cell table:formula="of:=SUM([.D34];[.F34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34];[.D34];[.E34];[.F34])" office:value-type="float" office:value="395.833333333333">
            <text:p>395.8333333333</text:p>
          </table:table-cell>
          <table:table-cell office:value-type="string">
            <text:p>Սերյոժա</text:p>
          </table:table-cell>
          <table:table-cell table:style-name="ce47"/>
          <table:table-cell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34:.F34])" office:value-type="float" office:value="753.525641025641">
            <text:p>753.5256410256</text:p>
          </table:table-cell>
          <table:table-cell office:value-type="string">
            <text:p>Մհեր</text:p>
          </table:table-cell>
          <table:table-cell table:style-name="ce52"/>
          <table:table-cell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34:.F34])" office:value-type="float" office:value="753.525641025641">
            <text:p>753.5256410256</text:p>
          </table:table-cell>
          <table:table-cell office:value-type="string">
            <text:p>Դավիթ</text:p>
          </table:table-cell>
          <table:table-cell table:style-name="ce52"/>
          <table:table-cell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34];[.C34];[.E34];[.F34])" office:value-type="float" office:value="753.525641025641">
            <text:p>753.5256410256</text:p>
          </table:table-cell>
          <table:table-cell table:style-name="ce31" office:value-type="string">
            <text:p>Տարոն</text:p>
          </table:table-cell>
          <table:table-cell table:style-name="ce49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9700">
            <text:p>97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;[.F34])" office:value-type="float" office:value="753.525641025641">
            <text:p>753.5256410256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753.525641025641">
            <text:p>753.5256410256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34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52"/>
          <table:table-cell/>
        </table:table-row>
        <table:table-row table:style-name="ro12">
          <table:table-cell table:number-columns-repeated="7"/>
          <table:table-cell table:formula="of:=SUM([.D34:.F34])"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office:value-type="float" office:value="2650">
            <text:p>265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753.525641025641">
            <text:p>753.5256410256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Edgar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Hasmik K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Smbat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Ani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Araks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753.525641025641">
            <text:p>753.5256410256</text:p>
          </table:table-cell>
          <table:table-cell table:style-name="Default" office:value-type="string">
            <text:p>Meruj</text:p>
          </table:table-cell>
          <table:table-cell table:style-name="Default"/>
          <table:table-cell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21" office:value-type="float" office:value="0">
            <text:p>0</text:p>
          </table:table-cell>
          <table:table-cell table:formula="of:=[.E3]/17" office:value-type="float" office:value="0">
            <text:p>0</text:p>
          </table:table-cell>
          <table:table-cell table:formula="of:=[.F3]/23" office:value-type="float" office:value="0">
            <text:p>0</text:p>
          </table:table-cell>
          <table:table-cell/>
          <table:table-cell table:style-name="ce2" table:formula="of:=SUM([.H4:.H33])" office:value-type="float" office:value="18800">
            <text:p>188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ce39" office:value-type="float" office:value="3600">
            <text:p>3600</text:p>
          </table:table-cell>
          <table:table-cell table:style-name="Default"/>
          <table:table-cell/>
        </table:table-row>
        <table:table-row table:style-name="ro12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>
            <text:p>15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5/31/2016</text:date>, <text:time>11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31T11:12:11</dc:date>
    <meta:editing-duration>P7DT11H53M40S</meta:editing-duration>
    <meta:editing-cycles>2530</meta:editing-cycles>
    <meta:generator>OpenOffice/4.1.1$Unix OpenOffice.org_project/411m6$Build-9775</meta:generator>
    <dc:creator>Hasmik Dabaghyan</dc:creator>
    <meta:document-statistic meta:table-count="15" meta:cell-count="6358" meta:object-count="0"/>
  </office:meta>
</office:document-meta>
</file>